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12.7cm" svg:x="13.801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3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4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4.9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6.5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7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8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8.9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9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10.5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11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12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12.9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98cm" svg:height="0.692cm" svg:x="14.609cm" svg:y="3.402cm">
          <draw:text-box>
            <text:p><text:span text:style-name="T1">a3 = char* file</text:span></text:p>
          </draw:text-box>
        </draw:frame>
        <draw:frame draw:style-name="gr2" draw:text-style-name="P2" draw:layer="layout" svg:width="2.526cm" svg:height="0.692cm" svg:x="14.609cm" svg:y="4.203cm">
          <draw:text-box>
            <text:p><text:span text:style-name="T1">a2 = int* lile</text:span></text:p>
          </draw:text-box>
        </draw:frame>
        <draw:frame draw:style-name="gr2" draw:text-style-name="P2" draw:layer="layout" svg:width="3.461cm" svg:height="0.692cm" svg:x="14.34cm" svg:y="5.002cm">
          <draw:text-box>
            <text:p><text:span text:style-name="T1">a1 = char* oldtag</text:span></text:p>
          </draw:text-box>
        </draw:frame>
        <draw:frame draw:style-name="gr2" draw:text-style-name="P2" draw:layer="layout" svg:width="4.236cm" svg:height="0.692cm" svg:x="13.865cm" svg:y="5.719cm">
          <draw:text-box>
            <text:p><text:span text:style-name="T1">a0 = int oldtag_length</text:span></text:p>
          </draw:text-box>
        </draw:frame>
        <draw:frame draw:style-name="gr2" draw:text-style-name="P2" draw:layer="layout" svg:width="1.882cm" svg:height="0.692cm" svg:x="15.109cm" svg:y="6.603cm">
          <draw:text-box>
            <text:p><text:span text:style-name="T1">padding</text:span></text:p>
          </draw:text-box>
        </draw:frame>
        <draw:frame draw:style-name="gr2" draw:text-style-name="P2" draw:layer="layout" svg:width="0.849cm" svg:height="0.692cm" svg:x="15.609cm" svg:y="7.403cm">
          <draw:text-box>
            <text:p><text:span text:style-name="T1">ra</text:span></text:p>
          </draw:text-box>
        </draw:frame>
        <draw:frame draw:style-name="gr2" draw:text-style-name="P2" draw:layer="layout" svg:width="0.828cm" svg:height="0.692cm" svg:x="15.609cm" svg:y="8.203cm">
          <draw:text-box>
            <text:p><text:span text:style-name="T1">fp</text:span></text:p>
          </draw:text-box>
        </draw:frame>
        <draw:frame draw:style-name="gr2" draw:text-style-name="P2" draw:layer="layout" svg:width="0.934cm" svg:height="0.692cm" svg:x="15.609cm" svg:y="9.003cm">
          <draw:text-box>
            <text:p><text:span text:style-name="T1">gp</text:span></text:p>
          </draw:text-box>
        </draw:frame>
        <draw:frame draw:style-name="gr2" draw:text-style-name="P2" draw:layer="layout" svg:width="3.575cm" svg:height="0.692cm" svg:x="14.126cm" svg:y="9.802cm">
          <draw:text-box>
            <text:p><text:span text:style-name="T1">Int newtag_length</text:span></text:p>
          </draw:text-box>
        </draw:frame>
        <draw:frame draw:style-name="gr2" draw:text-style-name="P2" draw:layer="layout" svg:width="2.018cm" svg:height="0.692cm" svg:x="14.809cm" svg:y="10.603cm">
          <draw:text-box>
            <text:p><text:span text:style-name="T1">char* file</text:span></text:p>
          </draw:text-box>
        </draw:frame>
        <draw:frame draw:style-name="gr2" draw:text-style-name="P2" draw:layer="layout" svg:width="1.882cm" svg:height="0.692cm" svg:x="15.109cm" svg:y="12.903cm">
          <draw:text-box>
            <text:p><text:span text:style-name="T1">padding</text:span></text:p>
          </draw:text-box>
        </draw:frame>
        <draw:frame draw:style-name="gr2" draw:text-style-name="P3" draw:layer="layout" svg:width="0.976cm" svg:height="0.729cm" svg:x="13.062cm" svg:y="12.177cm">
          <draw:text-box>
            <text:p><text:span text:style-name="T2">24</text:span></text:p>
          </draw:text-box>
        </draw:frame>
        <draw:frame draw:style-name="gr2" draw:text-style-name="P3" draw:layer="layout" svg:width="0.976cm" svg:height="0.729cm" svg:x="13.063cm" svg:y="11.378cm">
          <draw:text-box>
            <text:p><text:span text:style-name="T2">28</text:span></text:p>
          </draw:text-box>
        </draw:frame>
        <draw:frame draw:style-name="gr2" draw:text-style-name="P3" draw:layer="layout" svg:width="0.976cm" svg:height="0.729cm" svg:x="13.063cm" svg:y="10.578cm">
          <draw:text-box>
            <text:p><text:span text:style-name="T2">32</text:span></text:p>
          </draw:text-box>
        </draw:frame>
        <draw:frame draw:style-name="gr2" draw:text-style-name="P3" draw:layer="layout" svg:width="0.976cm" svg:height="0.729cm" svg:x="13.064cm" svg:y="9.779cm">
          <draw:text-box>
            <text:p><text:span text:style-name="T2">36</text:span></text:p>
          </draw:text-box>
        </draw:frame>
        <draw:frame draw:style-name="gr2" draw:text-style-name="P3" draw:layer="layout" svg:width="0.976cm" svg:height="0.729cm" svg:x="13.065cm" svg:y="8.98cm">
          <draw:text-box>
            <text:p><text:span text:style-name="T2">40</text:span></text:p>
          </draw:text-box>
        </draw:frame>
        <draw:frame draw:style-name="gr2" draw:text-style-name="P3" draw:layer="layout" svg:width="0.976cm" svg:height="0.729cm" svg:x="13.066cm" svg:y="8.081cm">
          <draw:text-box>
            <text:p><text:span text:style-name="T2">44</text:span></text:p>
          </draw:text-box>
        </draw:frame>
        <draw:frame draw:style-name="gr2" draw:text-style-name="P3" draw:layer="layout" svg:width="0.976cm" svg:height="0.729cm" svg:x="13.067cm" svg:y="7.382cm">
          <draw:text-box>
            <text:p><text:span text:style-name="T2">48</text:span></text:p>
          </draw:text-box>
        </draw:frame>
        <draw:frame draw:style-name="gr2" draw:text-style-name="P3" draw:layer="layout" svg:width="0.976cm" svg:height="0.729cm" svg:x="13.068cm" svg:y="6.583cm">
          <draw:text-box>
            <text:p><text:span text:style-name="T2">52</text:span></text:p>
          </draw:text-box>
        </draw:frame>
        <draw:frame draw:style-name="gr2" draw:text-style-name="P3" draw:layer="layout" svg:width="0.976cm" svg:height="0.729cm" svg:x="13.069cm" svg:y="5.784cm">
          <draw:text-box>
            <text:p><text:span text:style-name="T2">56</text:span></text:p>
          </draw:text-box>
        </draw:frame>
        <draw:frame draw:style-name="gr2" draw:text-style-name="P3" draw:layer="layout" svg:width="0.976cm" svg:height="0.729cm" svg:x="13.07cm" svg:y="4.985cm">
          <draw:text-box>
            <text:p><text:span text:style-name="T2">60</text:span></text:p>
          </draw:text-box>
        </draw:frame>
        <draw:frame draw:style-name="gr2" draw:text-style-name="P3" draw:layer="layout" svg:width="0.976cm" svg:height="0.729cm" svg:x="13.063cm" svg:y="12.878cm">
          <draw:text-box>
            <text:p><text:span text:style-name="T2">20</text:span></text:p>
          </draw:text-box>
        </draw:frame>
        <draw:frame draw:style-name="gr2" draw:text-style-name="P3" draw:layer="layout" svg:width="0.976cm" svg:height="0.729cm" svg:x="13.064cm" svg:y="13.579cm">
          <draw:text-box>
            <text:p><text:span text:style-name="T2">16</text:span></text:p>
          </draw:text-box>
        </draw:frame>
        <draw:frame draw:style-name="gr2" draw:text-style-name="P3" draw:layer="layout" svg:width="0.976cm" svg:height="0.729cm" svg:x="13.065cm" svg:y="14.48cm">
          <draw:text-box>
            <text:p><text:span text:style-name="T2">12</text:span></text:p>
          </draw:text-box>
        </draw:frame>
        <draw:frame draw:style-name="gr2" draw:text-style-name="P3" draw:layer="layout" svg:width="0.739cm" svg:height="0.729cm" svg:x="13.066cm" svg:y="15.281cm">
          <draw:text-box>
            <text:p><text:span text:style-name="T2">8</text:span></text:p>
          </draw:text-box>
        </draw:frame>
        <draw:line draw:style-name="gr3" draw:text-style-name="P1" draw:layer="layout" svg:x1="13.801cm" svg:y1="6.502cm" svg:x2="7.301cm" svg:y2="6.502cm">
          <text:p/>
        </draw:line>
        <draw:frame draw:style-name="gr4" draw:layer="layout" svg:width="6.1cm" svg:height="1.05cm" svg:x="5.701cm" svg:y="9.502cm">
          <draw:text-box>
            <text:p>Stack size = 56</text:p>
          </draw:text-box>
        </draw:frame>
        <draw:custom-shape draw:style-name="gr1" draw:text-style-name="P1" draw:layer="layout" svg:width="4.4cm" svg:height="0.8cm" svg:x="13.801cm" svg:y="13.6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8cm" svg:x="13.801cm" svg:y="14.4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31cm" svg:height="0.692cm" svg:x="13.902cm" svg:y="14.503cm">
          <draw:text-box>
            <text:p><text:span text:style-name="T1">a3 = int newtag_length</text:span></text:p>
          </draw:text-box>
        </draw:frame>
        <draw:custom-shape draw:style-name="gr1" draw:text-style-name="P1" draw:layer="layout" svg:width="4.4cm" svg:height="0.8cm" svg:x="13.801cm" svg:y="15.2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36cm" svg:height="0.692cm" svg:x="14.601cm" svg:y="15.202cm">
          <draw:text-box>
            <text:p><text:span text:style-name="T1">a2 = newtag</text:span></text:p>
          </draw:text-box>
        </draw:frame>
        <draw:frame draw:style-name="gr2" draw:text-style-name="P2" draw:layer="layout" svg:width="3.728cm" svg:height="0.692cm" svg:x="14.309cm" svg:y="13.703cm">
          <draw:text-box>
            <text:p><text:span text:style-name="T1">a4 = char* errmsg </text:span></text:p>
          </draw:text-box>
        </draw:frame>
        <draw:frame draw:style-name="gr2" draw:text-style-name="P3" draw:layer="layout" svg:width="0.976cm" svg:height="0.729cm" svg:x="13.07cm" svg:y="4.186cm">
          <draw:text-box>
            <text:p><text:span text:style-name="T2">64</text:span></text:p>
          </draw:text-box>
        </draw:frame>
        <draw:frame draw:style-name="gr2" draw:text-style-name="P3" draw:layer="layout" svg:width="0.976cm" svg:height="0.729cm" svg:x="13.07cm" svg:y="3.287cm">
          <draw:text-box>
            <text:p><text:span text:style-name="T2">68</text:span></text:p>
          </draw:text-box>
        </draw:frame>
        <draw:frame draw:style-name="gr2" draw:text-style-name="P2" draw:layer="layout" svg:width="2.775cm" svg:height="0.692cm" svg:x="14.509cm" svg:y="11.404cm">
          <draw:text-box>
            <text:p><text:span text:style-name="T1">char* newtag</text:span></text:p>
          </draw:text-box>
        </draw:frame>
        <draw:frame draw:style-name="gr2" draw:text-style-name="P2" draw:layer="layout" svg:width="2.78cm" svg:height="0.692cm" svg:x="14.51cm" svg:y="12.205cm">
          <draw:text-box draw:corner-radius="0.091cm">
            <text:p><text:span text:style-name="T1">Int return_val</text:span></text:p>
          </draw:text-box>
        </draw:frame>
        <draw:frame draw:style-name="gr5" draw:layer="layout" svg:width="11.5cm" svg:height="1.673cm" svg:x="1.8cm" svg:y="7.201cm">
          <draw:text-box>
            <text:p>parse(char* file, int* line, char* oldtag, int oldtag_length, char* errmsg)</text:p>
          </draw:text-box>
        </draw:frame>
        <draw:frame draw:style-name="gr5" draw:layer="layout" svg:width="11.5cm" svg:height="1.673cm" svg:x="1.8cm" svg:y="3.402cm">
          <draw:text-box>
            <text:p>parse(char* file, int* line, char* oldtag, int oldtag_length, char* errmsg)</text:p>
          </draw:text-box>
        </draw:frame>
        <draw:frame draw:style-name="gr4" draw:layer="layout" svg:width="6.1cm" svg:height="1.05cm" svg:x="5.701cm" svg:y="5.202cm">
          <draw:text-box>
            <text:p>Stack size = 56</text:p>
          </draw:text-box>
        </draw:frame>
        <draw:frame draw:style-name="gr4" draw:text-style-name="P4" draw:layer="layout" svg:width="11.6cm" svg:height="1.05cm" svg:x="1.4cm" svg:y="1.401cm">
          <draw:text-box>
            <text:p text:style-name="P1"><text:span text:style-name="T3">Stack de un parse recursivo</text:span></text:p>
          </draw:text-box>
        </draw:frame>
        <draw:custom-shape draw:style-name="gr6" draw:text-style-name="P5" draw:layer="layout" svg:width="4.4cm" svg:height="0.8cm" svg:x="13.8cm" svg:y="15.9cm">
          <text:p text:style-name="P1"><text:span text:style-name="T4">a1 = int* lin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0.8cm" svg:x="13.802cm" svg:y="16.603cm">
          <text:p text:style-name="P1"><text:span text:style-name="T4">a0 = char* fil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9cm" svg:x="13.067cm" svg:y="16.682cm">
          <draw:text-box>
            <text:p><text:span text:style-name="T2">0</text:span></text:p>
          </draw:text-box>
        </draw:frame>
        <draw:frame draw:style-name="gr2" draw:text-style-name="P3" draw:layer="layout" svg:width="0.739cm" svg:height="0.729cm" svg:x="13.067cm" svg:y="15.982cm">
          <draw:text-box>
            <text:p><text:span text:style-name="T2">4</text:span></text:p>
          </draw:text-box>
        </draw:frame>
        <draw:custom-shape draw:style-name="gr6" draw:text-style-name="P5" draw:layer="layout" svg:width="4.4cm" svg:height="0.8cm" svg:x="13.802cm" svg:y="2.503cm">
          <text:p text:style-name="P5"><text:span text:style-name="T4">a4 = errms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0.8cm" svg:x="13.802cm" svg:y="1.703cm">
          <text:p text:style-name="P1"><text:span text:style-name="T4">padding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6cm" svg:height="0.729cm" svg:x="13.07cm" svg:y="1.788cm">
          <draw:text-box>
            <text:p><text:span text:style-name="T2">76</text:span></text:p>
          </draw:text-box>
        </draw:frame>
        <draw:frame draw:style-name="gr2" draw:text-style-name="P3" draw:layer="layout" svg:width="0.976cm" svg:height="0.729cm" svg:x="13.07cm" svg:y="2.588cm">
          <draw:text-box>
            <text:p><text:span text:style-name="T2">7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9:33:34</meta:creation-date>
    <dc:date>2014-11-20T02:27:28.830181284</dc:date>
    <meta:editing-duration>P0D</meta:editing-duration>
    <meta:editing-cycles>2</meta:editing-cycles>
    <meta:generator>LibreOffice/4.2.4.2$Linux_X86_64 LibreOffice_project/420m0$Build-2</meta:generator>
    <meta:document-statistic meta:object-count="63"/>
  </office:meta>
</office:document-meta>
</file>